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8fd5"/>
    </style:style>
    <style:style style:name="P2" style:family="paragraph" style:parent-style-name="Standard">
      <style:paragraph-properties fo:text-align="center" style:justify-single-word="false"/>
      <style:text-properties fo:font-size="26pt" fo:font-weight="bold" officeooo:rsid="001324b0" officeooo:paragraph-rsid="001324b0" style:font-size-asian="26pt" style:font-weight-asian="bold" style:font-size-complex="26pt" style:font-weight-complex="bold"/>
    </style:style>
    <style:style style:name="P3" style:family="paragraph" style:parent-style-name="Standard">
      <style:paragraph-properties fo:line-height="115%" fo:text-align="start" style:justify-single-word="false"/>
      <style:text-properties fo:font-size="15pt" fo:font-weight="normal" officeooo:rsid="00123316" officeooo:paragraph-rsid="00198fd5"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officeooo:rsid="00140c3e" officeooo:paragraph-rsid="00198fd5" style:font-size-asian="15pt" style:font-size-complex="15pt"/>
    </style:style>
    <style:style style:name="P5" style:family="paragraph" style:parent-style-name="Standard">
      <style:paragraph-properties fo:line-height="115%"/>
      <style:text-properties fo:font-size="15pt" officeooo:paragraph-rsid="002128e0" style:font-size-asian="15pt" style:font-size-complex="15pt"/>
    </style:style>
    <style:style style:name="P6" style:family="paragraph" style:parent-style-name="Standard">
      <style:paragraph-properties fo:line-height="115%"/>
      <style:text-properties fo:font-size="15pt" officeooo:paragraph-rsid="001cb708" style:font-size-asian="15pt" style:font-size-complex="15pt"/>
    </style:style>
    <style:style style:name="P7" style:family="paragraph" style:parent-style-name="Standard">
      <style:paragraph-properties fo:line-height="115%"/>
      <style:text-properties fo:font-size="15pt" officeooo:paragraph-rsid="0025f4fe" style:font-size-asian="15pt" style:font-size-complex="15pt"/>
    </style:style>
    <style:style style:name="P8" style:family="paragraph" style:parent-style-name="Standard">
      <style:paragraph-properties fo:line-height="115%" fo:text-align="justify" style:justify-single-word="false"/>
      <style:text-properties fo:font-size="15pt" officeooo:paragraph-rsid="0025f4fe" style:font-size-asian="15pt" style:font-size-complex="15pt"/>
    </style:style>
    <style:style style:name="P9" style:family="paragraph" style:parent-style-name="Standard">
      <style:paragraph-properties fo:line-height="150%" fo:text-align="center" style:justify-single-word="false"/>
      <style:text-properties officeooo:paragraph-rsid="0025f4fe"/>
    </style:style>
    <style:style style:name="P10" style:family="paragraph" style:parent-style-name="Standard">
      <style:paragraph-properties fo:line-height="150%" fo:text-align="center" style:justify-single-word="false"/>
      <style:text-properties fo:font-size="16pt" fo:font-weight="normal" officeooo:rsid="001324b0" officeooo:paragraph-rsid="00142a88" style:font-size-asian="16pt" style:font-weight-asian="normal" style:font-size-complex="16pt" style:font-weight-complex="normal"/>
    </style:style>
    <style:style style:name="P11" style:family="paragraph" style:parent-style-name="Standard">
      <style:paragraph-properties fo:line-height="150%" fo:text-align="center" style:justify-single-word="false"/>
      <style:text-properties fo:font-size="16pt" fo:font-weight="normal" officeooo:rsid="001324b0" officeooo:paragraph-rsid="001e6e1b" style:font-size-asian="16pt" style:font-weight-asian="normal" style:font-size-complex="16pt" style:font-weight-complex="normal"/>
    </style:style>
    <style:style style:name="P12" style:family="paragraph" style:parent-style-name="Standard">
      <style:paragraph-properties fo:line-height="150%" fo:text-align="center" style:justify-single-word="false"/>
      <style:text-properties fo:font-size="16pt" officeooo:rsid="001324b0" officeooo:paragraph-rsid="001e6e1b" style:font-size-asian="16pt" style:font-size-complex="16pt"/>
    </style:style>
    <style:style style:name="P13" style:family="paragraph" style:parent-style-name="Standard">
      <style:paragraph-properties fo:text-align="center" style:justify-single-word="false"/>
      <style:text-properties fo:font-size="13pt" officeooo:rsid="001324b0" officeooo:paragraph-rsid="001324b0" style:font-size-asian="13pt" style:font-size-complex="13pt"/>
    </style:style>
    <style:style style:name="P14" style:family="paragraph" style:parent-style-name="Standard">
      <style:paragraph-properties fo:line-height="115%" fo:text-align="start" style:justify-single-word="false"/>
      <style:text-properties fo:font-size="6pt" fo:font-weight="normal" officeooo:rsid="00140c3e" officeooo:paragraph-rsid="00198fd5" style:font-size-asian="5.25pt" style:font-weight-asian="normal" style:font-size-complex="6pt" style:font-weight-complex="normal"/>
    </style:style>
    <style:style style:name="P15" style:family="paragraph" style:parent-style-name="Standard">
      <style:paragraph-properties fo:line-height="115%" fo:text-align="start" style:justify-single-word="false"/>
      <style:text-properties fo:color="#000000" fo:font-size="15pt" style:text-underline-style="none" fo:font-weight="normal" officeooo:rsid="001554cb" officeooo:paragraph-rsid="00198fd5" style:font-size-asian="15pt" style:font-weight-asian="normal" style:font-size-complex="15pt" style:font-weight-complex="normal"/>
    </style:style>
    <style:style style:name="P16" style:family="paragraph" style:parent-style-name="Standard">
      <style:paragraph-properties fo:text-align="justify" style:justify-single-word="false"/>
      <style:text-properties fo:font-size="14pt" officeooo:paragraph-rsid="0025f4fe" style:font-size-asian="14pt" style:font-size-complex="14pt"/>
    </style:style>
    <style:style style:name="P17" style:family="paragraph" style:parent-style-name="Standard">
      <style:paragraph-properties fo:margin-left="0.25in" fo:margin-right="0in" fo:line-height="115%" fo:text-align="start" style:justify-single-word="false" fo:text-indent="0in" style:auto-text-indent="false"/>
      <style:text-properties fo:font-size="15pt" officeooo:paragraph-rsid="001cb708" style:font-size-asian="15pt" style:font-size-complex="15pt"/>
    </style:style>
    <style:style style:name="P18" style:family="paragraph" style:parent-style-name="Standard">
      <style:paragraph-properties fo:margin-left="0.25in" fo:margin-right="0in" fo:line-height="115%" fo:text-align="start" style:justify-single-word="false" fo:text-indent="0in" style:auto-text-indent="false"/>
      <style:text-properties fo:font-size="15pt" officeooo:paragraph-rsid="0025f4fe" style:font-size-asian="15pt" style:font-size-complex="15pt"/>
    </style:style>
    <style:style style:name="P19" style:family="paragraph" style:parent-style-name="Standard">
      <style:paragraph-properties fo:margin-left="0in" fo:margin-right="0in" fo:line-height="115%" fo:text-align="start" style:justify-single-word="false" fo:text-indent="0in" style:auto-text-indent="false"/>
      <style:text-properties officeooo:paragraph-rsid="0025f4fe"/>
    </style:style>
    <style:style style:name="P20" style:family="paragraph" style:parent-style-name="Standard">
      <style:paragraph-properties fo:margin-left="0in" fo:margin-right="0in" fo:line-height="115%" fo:text-align="center" style:justify-single-word="false" fo:text-indent="0in" style:auto-text-indent="false"/>
      <style:text-properties officeooo:paragraph-rsid="0025f4fe"/>
    </style:style>
    <style:style style:name="P21" style:family="paragraph" style:parent-style-name="Standard">
      <style:paragraph-properties fo:margin-top="0in" fo:margin-bottom="0in" loext:contextual-spacing="false" fo:line-height="115%"/>
      <style:text-properties style:font-name="Times New Roman" fo:font-size="14pt" officeooo:paragraph-rsid="0025f4fe" style:font-name-asian="Times New Roman1" style:font-size-asian="14pt" style:font-name-complex="Times New Roman1" style:font-size-complex="14pt"/>
    </style:style>
    <style:style style:name="P22" style:family="paragraph" style:parent-style-name="Table_20_Contents">
      <style:paragraph-properties fo:text-align="center" style:justify-single-word="false"/>
      <style:text-properties officeooo:rsid="001324b0" officeooo:paragraph-rsid="0014d2af"/>
    </style:style>
    <style:style style:name="P23" style:family="paragraph" style:parent-style-name="Table_20_Contents">
      <style:paragraph-properties fo:text-align="center" style:justify-single-word="false"/>
      <style:text-properties officeooo:rsid="001371f7" officeooo:paragraph-rsid="0014d2af"/>
    </style:style>
    <style:style style:name="P24" style:family="paragraph" style:parent-style-name="List_20_Paragraph">
      <style:paragraph-properties fo:line-height="115%"/>
      <style:text-properties fo:font-size="15pt" officeooo:paragraph-rsid="001cb708" style:font-size-asian="15pt" style:font-size-complex="15pt"/>
    </style:style>
    <style:style style:name="P25" style:family="paragraph" style:parent-style-name="List_20_Paragraph">
      <style:text-properties fo:font-size="15pt" fo:font-weight="bold" officeooo:paragraph-rsid="001cb708" style:font-size-asian="15pt" style:font-weight-asian="bold" style:font-size-complex="15pt"/>
    </style:style>
    <style:style style:name="P26" style:family="paragraph" style:parent-style-name="Standard">
      <style:paragraph-properties fo:line-height="150%" fo:text-align="center" style:justify-single-word="false"/>
      <style:text-properties fo:font-size="15pt" fo:font-weight="normal" officeooo:rsid="00142a88" officeooo:paragraph-rsid="00142a88"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1324b0" officeooo:paragraph-rsid="001324b0" style:font-size-asian="13.1000003814697pt" style:font-weight-asian="normal" style:font-size-complex="15pt" style:font-weight-complex="normal"/>
    </style:style>
    <style:style style:name="P28" style:family="paragraph" style:parent-style-name="Standard" style:list-style-name="L1">
      <style:paragraph-properties fo:line-height="115%" fo:text-align="start" style:justify-single-word="false"/>
      <style:text-properties fo:font-size="15pt" fo:font-weight="normal" officeooo:rsid="00140c3e" officeooo:paragraph-rsid="00198fd5" style:font-size-asian="15pt" style:font-weight-asian="normal" style:font-size-complex="15pt" style:font-weight-complex="normal"/>
    </style:style>
    <style:style style:name="P29" style:family="paragraph" style:parent-style-name="Standard">
      <style:paragraph-properties fo:line-height="115%"/>
      <style:text-properties fo:font-size="15pt" officeooo:paragraph-rsid="002128e0" style:font-size-asian="15pt" style:font-size-complex="15pt"/>
    </style:style>
    <style:style style:name="P30" style:family="paragraph" style:parent-style-name="Standard">
      <style:paragraph-properties fo:text-align="start" style:justify-single-word="false"/>
      <style:text-properties fo:font-size="15pt" officeooo:rsid="00140c3e" officeooo:paragraph-rsid="00198fd5" style:font-size-asian="15pt" style:font-size-complex="15pt"/>
    </style:style>
    <style:style style:name="P31" style:family="paragraph" style:parent-style-name="Standard">
      <style:paragraph-properties fo:text-align="center" style:justify-single-word="false"/>
      <style:text-properties fo:font-size="13pt" fo:font-weight="normal" officeooo:rsid="001324b0" officeooo:paragraph-rsid="001324b0" style:font-size-asian="13pt" style:font-weight-asian="normal" style:font-size-complex="13pt" style:font-weight-complex="normal"/>
    </style:style>
    <style:style style:name="P32" style:family="paragraph" style:parent-style-name="Standard">
      <style:paragraph-properties fo:text-align="center" style:justify-single-word="false"/>
      <style:text-properties fo:font-size="13pt" fo:font-weight="normal" officeooo:rsid="001371f7" officeooo:paragraph-rsid="001324b0" style:font-size-asian="13pt" style:font-weight-asian="normal" style:font-size-complex="13pt" style:font-weight-complex="normal"/>
    </style:style>
    <style:style style:name="P33" style:family="paragraph" style:parent-style-name="Standard">
      <style:paragraph-properties fo:text-align="center" style:justify-single-word="false"/>
      <style:text-properties fo:font-size="13pt" fo:font-weight="normal" officeooo:rsid="001371f7" officeooo:paragraph-rsid="001371f7" style:font-size-asian="13pt" style:font-weight-asian="normal" style:font-size-complex="13pt" style:font-weight-complex="normal"/>
    </style:style>
    <style:style style:name="P34" style:family="paragraph" style:parent-style-name="Standard" style:list-style-name="L2">
      <style:paragraph-properties fo:line-height="115%" fo:text-align="start" style:justify-single-word="false"/>
      <style:text-properties fo:color="#000000" fo:font-size="15pt" style:text-underline-style="none" fo:font-weight="normal" officeooo:rsid="001554cb" officeooo:paragraph-rsid="00198fd5" style:font-size-asian="15pt" style:font-weight-asian="normal" style:font-size-complex="15pt" style:font-weight-complex="normal"/>
    </style:style>
    <style:style style:name="P35" style:family="paragraph" style:parent-style-name="Standard">
      <style:paragraph-properties fo:line-height="115%"/>
      <style:text-properties fo:color="#8db3e2" fo:font-size="15pt" style:text-underline-style="solid" style:text-underline-width="auto" style:text-underline-color="font-color" officeooo:paragraph-rsid="001cb708" style:font-size-asian="15pt" style:font-size-complex="15pt"/>
    </style:style>
    <style:style style:name="P36" style:family="paragraph" style:parent-style-name="Standard" style:master-page-name="Standard">
      <style:paragraph-properties style:page-number="auto"/>
      <style:text-properties fo:font-size="12pt" officeooo:paragraph-rsid="001cb708" style:font-size-asian="12pt"/>
    </style:style>
    <style:style style:name="P37" style:family="paragraph" style:parent-style-name="Standard">
      <style:paragraph-properties fo:margin-left="0.25in" fo:margin-right="0in" fo:line-height="115%" fo:text-align="start" style:justify-single-word="false" fo:text-indent="0in" style:auto-text-indent="false"/>
      <style:text-properties fo:color="#000000" fo:font-size="15pt" style:text-underline-style="none" fo:font-weight="bold" officeooo:rsid="001554cb" officeooo:paragraph-rsid="001cb708" style:font-size-asian="15pt" style:font-weight-asian="bold" style:font-size-complex="15pt" style:font-weight-complex="normal"/>
    </style:style>
    <style:style style:name="P38" style:family="paragraph" style:parent-style-name="Standard">
      <style:paragraph-properties fo:margin-top="0in" fo:margin-bottom="0in" loext:contextual-spacing="false" fo:line-height="115%"/>
      <style:text-properties fo:color="#000000" style:font-name="Liberation Serif" fo:font-size="15pt" officeooo:paragraph-rsid="0025f4fe" style:font-name-asian="Times New Roman1" style:font-size-asian="15pt" style:font-name-complex="Arial1" style:font-size-complex="15pt"/>
    </style:style>
    <style:style style:name="P39" style:family="paragraph" style:parent-style-name="Standard" style:list-style-name="WWNum1">
      <style:paragraph-properties fo:margin-top="0in" fo:margin-bottom="0in" loext:contextual-spacing="false" fo:line-height="115%" style:vertical-align="baseline"/>
      <style:text-properties fo:color="#000000" style:font-name="Liberation Serif" fo:font-size="15pt" officeooo:paragraph-rsid="0025f4fe" style:font-name-asian="Times New Roman1" style:font-size-asian="15pt" style:font-name-complex="Arial1" style:font-size-complex="15pt"/>
    </style:style>
    <style:style style:name="P40" style:family="paragraph" style:parent-style-name="Standard" style:list-style-name="WWNum2">
      <style:paragraph-properties fo:margin-top="0in" fo:margin-bottom="0in" loext:contextual-spacing="false" fo:line-height="115%" style:vertical-align="baseline"/>
      <style:text-properties fo:color="#000000" style:font-name="Liberation Serif" fo:font-size="15pt" officeooo:paragraph-rsid="0025f4fe" style:font-name-asian="Times New Roman1" style:font-size-asian="15pt" style:font-name-complex="Arial1" style:font-size-complex="15pt"/>
    </style:style>
    <style:style style:name="P41" style:family="paragraph" style:parent-style-name="Standard">
      <style:paragraph-properties fo:margin-top="0in" fo:margin-bottom="0in" loext:contextual-spacing="false" fo:line-height="115%"/>
      <style:text-properties style:font-name="Liberation Serif" fo:font-size="15pt" officeooo:paragraph-rsid="0025f4fe" style:font-name-asian="Times New Roman1" style:font-size-asian="15pt" style:font-name-complex="Times New Roman1" style:font-size-complex="15pt"/>
    </style:style>
    <style:style style:name="P42" style:family="paragraph" style:parent-style-name="Standard">
      <style:paragraph-properties fo:margin-left="0in" fo:margin-right="0in" fo:line-height="115%" fo:text-align="center" style:justify-single-word="false" fo:text-indent="0in" style:auto-text-indent="false"/>
      <style:text-properties fo:font-size="15pt" fo:font-weight="bold" officeooo:rsid="0025f4fe" officeooo:paragraph-rsid="0025f4fe" style:font-size-asian="15pt" style:font-weight-asian="bold" style:font-size-complex="15pt"/>
    </style:style>
    <style:style style:name="P43" style:family="paragraph" style:parent-style-name="Standard">
      <style:paragraph-properties fo:margin-left="0in" fo:margin-right="0in" fo:line-height="115%" fo:text-align="center" style:justify-single-word="false" fo:text-indent="0in" style:auto-text-indent="false"/>
      <style:text-properties fo:font-size="15pt" officeooo:paragraph-rsid="003c64bf" style:font-size-asian="15pt" style:font-size-complex="15pt"/>
    </style:style>
    <style:style style:name="P44" style:family="paragraph" style:parent-style-name="Standard">
      <style:paragraph-properties fo:margin-left="0in" fo:margin-right="0in" fo:line-height="115%" fo:text-align="start" style:justify-single-word="false" fo:text-indent="0in" style:auto-text-indent="false"/>
      <style:text-properties fo:font-size="15pt" officeooo:paragraph-rsid="0025f4fe" style:font-size-asian="15pt" style:font-size-complex="15pt"/>
    </style:style>
    <style:style style:name="P45" style:family="paragraph" style:parent-style-name="Standard">
      <style:paragraph-properties fo:margin-left="0in" fo:margin-right="0in" fo:line-height="115%" fo:text-align="center" style:justify-single-word="false" fo:text-indent="0in" style:auto-text-indent="false"/>
      <style:text-properties fo:font-size="15pt" officeooo:rsid="003c64bf" officeooo:paragraph-rsid="003c64bf" style:font-size-asian="15pt" style:font-size-complex="15pt"/>
    </style:style>
    <style:style style:name="P46" style:family="paragraph" style:parent-style-name="Standard">
      <style:paragraph-properties fo:margin-left="0in" fo:margin-right="0in" fo:line-height="115%" fo:text-align="center" style:justify-single-word="false" fo:text-indent="0in" style:auto-text-indent="false"/>
      <style:text-properties fo:font-size="15pt" officeooo:rsid="003e41dc" officeooo:paragraph-rsid="003e41dc" style:font-size-asian="15pt" style:font-size-complex="15pt"/>
    </style:style>
    <style:style style:name="P47" style:family="paragraph" style:parent-style-name="Standard">
      <style:paragraph-properties fo:margin-left="0in" fo:margin-right="0in" fo:line-height="115%" fo:text-align="center" style:justify-single-word="false" fo:text-indent="0in" style:auto-text-indent="false"/>
      <style:text-properties fo:color="#000000" fo:font-size="15pt" style:text-underline-style="none" officeooo:rsid="003c64bf" officeooo:paragraph-rsid="003c64bf" style:font-size-asian="15pt" style:font-size-complex="15pt"/>
    </style:style>
    <style:style style:name="P48" style:family="paragraph" style:parent-style-name="Table_20_Contents">
      <style:paragraph-properties fo:text-align="center" style:justify-single-word="false"/>
      <style:text-properties fo:color="#1155cc" fo:font-size="13pt" style:text-underline-style="solid" style:text-underline-width="auto" style:text-underline-color="font-color" fo:font-weight="normal" officeooo:rsid="001324b0" officeooo:paragraph-rsid="0014d2af" style:font-size-asian="13pt" style:font-weight-asian="normal" style:font-size-complex="13pt" style:font-weight-complex="normal"/>
    </style:style>
    <style:style style:name="P49" style:family="paragraph" style:parent-style-name="Table_20_Contents">
      <style:paragraph-properties fo:text-align="start" style:justify-single-word="false"/>
      <style:text-properties fo:color="#1155cc" fo:font-size="13pt" style:text-underline-style="solid" style:text-underline-width="auto" style:text-underline-color="font-color" fo:font-weight="normal" officeooo:rsid="001371f7" officeooo:paragraph-rsid="0014d2af" style:font-size-asian="13pt" style:font-weight-asian="normal" style:font-size-complex="13pt" style:font-weight-complex="normal"/>
    </style:style>
    <style:style style:name="P50" style:family="paragraph" style:parent-style-name="List_20_Paragraph" style:list-style-name="WWNum1">
      <style:paragraph-properties fo:line-height="115%"/>
      <style:text-properties fo:font-size="15pt" officeooo:paragraph-rsid="001cb708" style:font-size-asian="15pt" style:font-size-complex="15pt"/>
    </style:style>
    <style:style style:name="P51" style:family="paragraph" style:parent-style-name="List_20_Paragraph" style:list-style-name="WWNum1">
      <style:paragraph-properties fo:line-height="115%"/>
      <style:text-properties fo:font-size="15pt" officeooo:paragraph-rsid="002128e0" style:font-size-asian="15pt" style:font-size-complex="15pt"/>
    </style:style>
    <style:style style:name="P52" style:family="paragraph" style:parent-style-name="List_20_Paragraph" style:list-style-name="WWNum1">
      <style:paragraph-properties fo:line-height="115%" fo:text-align="justify" style:justify-single-word="false"/>
      <style:text-properties fo:font-size="15pt" officeooo:paragraph-rsid="0025f4fe" style:font-size-asian="15pt" style:font-size-complex="15pt"/>
    </style:style>
    <style:style style:name="P53" style:family="paragraph" style:parent-style-name="List_20_Paragraph" style:list-style-name="WWNum2">
      <style:paragraph-properties fo:line-height="115%"/>
      <style:text-properties fo:font-size="15pt" officeooo:paragraph-rsid="002128e0" style:font-size-asian="15pt" style:font-size-complex="15pt"/>
    </style:style>
    <style:style style:name="P54" style:family="paragraph" style:parent-style-name="List_20_Paragraph" style:list-style-name="WWNum1">
      <style:paragraph-properties fo:margin-top="0.1189in" fo:margin-bottom="0.2575in" loext:contextual-spacing="true" fo:line-height="115%"/>
      <style:text-properties fo:font-size="15pt" officeooo:paragraph-rsid="001cb708" style:font-size-asian="15pt" style:font-size-complex="15pt"/>
    </style:style>
    <style:style style:name="P55" style:family="paragraph" style:parent-style-name="List_20_Paragraph">
      <style:paragraph-properties fo:margin-left="0.25in" fo:margin-right="0in" fo:line-height="115%" fo:text-align="start" style:justify-single-word="false" fo:text-indent="0in" style:auto-text-indent="false"/>
      <style:text-properties fo:color="#000000" fo:font-size="15pt" style:text-underline-style="none" fo:font-weight="bold" officeooo:rsid="001554cb" officeooo:paragraph-rsid="002128e0" style:font-size-asian="15pt" style:font-weight-asian="bold" style:font-size-complex="15pt" style:font-weight-complex="normal"/>
    </style:style>
    <style:style style:name="T1" style:family="text">
      <style:text-properties fo:font-size="15pt" fo:font-weight="normal" style:font-size-asian="13.1000003814697pt" style:font-weight-asian="normal" style:font-size-complex="15pt" style:font-weight-complex="normal"/>
    </style:style>
    <style:style style:name="T2" style:family="text">
      <style:text-properties fo:font-size="15pt" style:font-size-asian="15pt" style:font-size-complex="15pt"/>
    </style:style>
    <style:style style:name="T3" style:family="text">
      <style:text-properties fo:font-size="15pt" officeooo:rsid="0025f4fe" style:font-size-asian="15pt" style:font-size-complex="15pt"/>
    </style:style>
    <style:style style:name="T4" style:family="text">
      <style:text-properties fo:font-weight="normal" style:font-weight-asian="normal" style:font-weight-complex="normal"/>
    </style:style>
    <style:style style:name="T5" style:family="text">
      <style:text-properties fo:font-weight="normal" officeooo:rsid="001371f7" style:font-weight-asian="normal" style:font-weight-complex="normal"/>
    </style:style>
    <style:style style:name="T6" style:family="text">
      <style:text-properties fo:color="#1155cc" fo:font-size="13pt" style:text-underline-style="solid" style:text-underline-width="auto" style:text-underline-color="font-color" fo:font-weight="normal" style:font-size-asian="13pt" style:font-weight-asian="normal" style:font-size-complex="13pt" style:font-weight-complex="normal"/>
    </style:style>
    <style:style style:name="T7" style:family="text">
      <style:text-properties fo:color="#1155cc" fo:font-size="13pt" style:text-underline-style="solid" style:text-underline-width="auto" style:text-underline-color="font-color" fo:font-weight="normal" officeooo:rsid="001371f7" style:font-size-asian="13pt" style:font-weight-asian="normal" style:font-size-complex="13pt" style:font-weight-complex="normal"/>
    </style:style>
    <style:style style:name="T8" style:family="text">
      <style:text-properties officeooo:rsid="00158a18"/>
    </style:style>
    <style:style style:name="T9" style:family="text">
      <style:text-properties officeooo:rsid="0014eee3"/>
    </style:style>
    <style:style style:name="T10" style:family="text">
      <style:text-properties officeooo:rsid="00152a86"/>
    </style:style>
    <style:style style:name="T11" style:family="text">
      <style:text-properties fo:font-weight="bold" style:font-weight-asian="bold"/>
    </style:style>
    <style:style style:name="T12" style:family="text">
      <style:text-properties fo:font-size="16pt" fo:font-weight="normal" officeooo:rsid="001324b0" style:font-size-asian="16pt" style:font-weight-asian="normal" style:font-size-complex="16pt" style:font-weight-complex="normal"/>
    </style:style>
    <style:style style:name="T13" style:family="text">
      <style:text-properties fo:font-size="16pt" fo:font-weight="normal" officeooo:rsid="00142a88" style:font-size-asian="16pt" style:font-weight-asian="normal" style:font-size-complex="16pt" style:font-weight-complex="normal"/>
    </style:style>
    <style:style style:name="T14" style:family="text">
      <style:text-properties fo:font-size="16pt" fo:font-weight="normal" officeooo:rsid="0049ab7a" style:font-size-asian="16pt" style:font-weight-asian="normal" style:font-size-complex="16pt" style:font-weight-complex="normal"/>
    </style:style>
    <style:style style:name="T15" style:family="text">
      <style:text-properties fo:color="#000000" style:font-name="Arial" fo:font-size="14pt" style:text-underline-style="solid" style:text-underline-width="auto" style:text-underline-color="font-color" fo:font-weight="bold" style:font-name-asian="Times New Roman1" style:font-size-asian="14pt" style:font-weight-asian="bold" style:font-name-complex="Arial1" style:font-size-complex="14pt" style:font-weight-complex="bold"/>
    </style:style>
    <style:style style:name="T16" style:family="text">
      <style:text-properties fo:color="#000000" style:font-name="Arial" fo:font-size="14pt" style:font-name-asian="Times New Roman1" style:font-size-asian="14pt" style:font-name-complex="Arial1" style:font-size-complex="14pt"/>
    </style:style>
    <style:style style:name="T17" style:family="text">
      <style:text-properties officeooo:rsid="0025f4fe"/>
    </style:style>
    <style:style style:name="T18" style:family="text">
      <style:text-properties fo:font-size="20pt" fo:font-weight="bold" style:font-size-asian="20pt" style:font-weight-asian="bold" style:font-size-complex="20pt"/>
    </style:style>
    <style:style style:name="T19" style:family="text">
      <style:text-properties fo:font-size="20pt" fo:font-weight="bold" officeooo:rsid="003c64bf" style:font-size-asian="20pt" style:font-weight-asian="bold" style:font-size-complex="20pt"/>
    </style:style>
    <style:style style:name="T20" style:family="text">
      <style:text-properties fo:font-size="14pt" style:font-size-asian="14pt" style:font-size-complex="14pt"/>
    </style:style>
    <style:style style:name="T21" style:family="text">
      <style:text-properties fo:font-size="14pt" officeooo:rsid="001e6e1b" style:font-size-asian="14pt" style:font-size-complex="14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weight="normal" officeooo:rsid="001324b0" style:font-size-asian="14pt" style:font-weight-asian="normal" style:font-size-complex="14pt" style:font-weight-complex="normal"/>
    </style:style>
    <style:style style:name="T24" style:family="text">
      <style:text-properties fo:font-size="14pt" fo:font-weight="normal" officeooo:rsid="001e6e1b" style:font-size-asian="14pt" style:font-weight-asian="normal" style:font-size-complex="14pt" style:font-weight-complex="normal"/>
    </style:style>
    <style:style style:name="T25" style:family="text">
      <style:text-properties fo:font-size="14pt" fo:font-weight="normal" officeooo:rsid="0025f4fe" style:font-size-asian="14pt" style:font-weight-asian="normal" style:font-size-complex="14pt" style:font-weight-complex="normal"/>
    </style:style>
    <style:style style:name="T26" style:family="text">
      <style:text-properties officeooo:rsid="003a266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Brightbuds</text:p>
      <text:p text:style-name="P2"/>
      <text:p text:style-name="P2"/>
      <text:p text:style-name="P2"/>
      <text:p text:style-name="P26">Team</text:p>
      <text:p text:style-name="P10">Darshit Thesiya (<text:span text:style-name="T20">CMPE202 – Section 03 </text:span><text:span text:style-name="T21">| github id: </text:span><text:a xlink:type="simple" xlink:href="https://github.com/dthesiya" text:style-name="Internet_20_link" text:visited-style-name="Visited_20_Internet_20_Link"><text:span text:style-name="T21">dthesiya</text:span></text:a>)</text:p>
      <text:p text:style-name="P11">Hiral Parikh (<text:span text:style-name="T20">CMPE202 – Section 03 </text:span><text:span text:style-name="T21">| github id: </text:span><text:a xlink:type="simple" xlink:href="https://github.com/hirparikh" text:style-name="Internet_20_link" text:visited-style-name="Visited_20_Internet_20_Link"><text:span text:style-name="T21">hirparikh</text:span></text:a>)</text:p>
      <text:p text:style-name="P9"><text:span text:style-name="T12">Shruti Padmanabha</text:span><text:span text:style-name="T14">n</text:span><text:span text:style-name="T12"> (</text:span><text:span text:style-name="T23">CMPE202 – Section 03 </text:span><text:span text:style-name="T24">| github id: </text:span><text:a xlink:type="simple" xlink:href="https://github.com/TootyFrooty" text:style-name="Internet_20_link" text:visited-style-name="Visited_20_Internet_20_Link"><text:span text:style-name="T25">TootyFrooty</text:span></text:a><text:span text:style-name="T12">)</text:span></text:p>
      <text:p text:style-name="P9"><text:span text:style-name="T12">Varsha Kankariy</text:span><text:span text:style-name="T13">a</text:span><text:span text:style-name="T12"> (</text:span><text:span text:style-name="T23">CMPE202 – Section 03 </text:span><text:span text:style-name="T24">| github id: </text:span><text:a xlink:type="simple" xlink:href="https://github.com/varsha-kankariya" text:style-name="Internet_20_link" text:visited-style-name="Visited_20_Internet_20_Link"><text:span text:style-name="T25">varsha-kankariya</text:span></text:a><text:span text:style-name="T12">)</text:span></text:p>
      <text:p text:style-name="P12"><text:span text:style-name="T1">Vikas Miyani (</text:span><text:span text:style-name="T22">CMPE202 – Section 03 </text:span><text:span text:style-name="T24">| github id: </text:span><text:a xlink:type="simple" xlink:href="https://github.com/vikasmiyani" text:style-name="Internet_20_link" text:visited-style-name="Visited_20_Internet_20_Link"><text:span text:style-name="T24">vikasmiyani</text:span></text:a><text:span text:style-name="T1">)</text:span></text:p>
      <text:p text:style-name="P27"/>
      <text:p text:style-name="P27"/>
      <text:p text:style-name="P27"/>
      <text:p text:style-name="P31">Team github repository link : </text:p>
      <text:p text:style-name="P22"><text:a xlink:type="simple" xlink:href="https://github.com/hirparikh/Team-Project-1" text:style-name="Internet_20_link" text:visited-style-name="Visited_20_Internet_20_Link"><text:span text:style-name="T6">https://github.com/hirparikh/Team-Project-1</text:span></text:a></text:p>
      <text:p text:style-name="P48"/>
      <text:p text:style-name="P13"><text:span text:style-name="T4">Team Task Board </text:span><text:span text:style-name="T5">link :</text:span></text:p>
      <text:p text:style-name="P22"><text:a xlink:type="simple" xlink:href="https://waffle.io/hirparikh/Team-Project-1" office:target-frame-name="_blank" xlink:show="new" text:style-name="Internet_20_link" text:visited-style-name="Visited_20_Internet_20_Link"><text:span text:style-name="T7">https://waffle.io/hirparikh/Team-Project-1</text:span></text:a></text:p>
      <text:p text:style-name="P32"/>
      <text:p text:style-name="P33">Team kanban CFD Google Sheet link :</text:p>
      <text:p text:style-name="P23"><text:a xlink:type="simple" xlink:href="https://docs.google.com/a/sjsu.edu/spreadsheets/d/1Zo7pvzG7xTV4L-KbKM1PxWPupaIyo0Ft5a5h_sTSi8A/edit?usp=sharing" text:style-name="Internet_20_link" text:visited-style-name="Visited_20_Internet_20_Link"><text:span text:style-name="T6">https://docs.google.com/a/sjsu.edu/spreadsheets/d/1Zo7pvzG7xTV4L-KbKM1PxWPupaIyo0Ft5a5h_sTSi8A/edit?usp=sharing</text:span></text:a></text:p>
      <text:p text:style-name="P49"/>
      <text:p text:style-name="P49"/>
      <text:p text:style-name="P49"/>
      <text:p text:style-name="P49"/>
      <text:p text:style-name="P49"/>
      <text:p text:style-name="P49"/>
      <text:p text:style-name="P49"/>
      <text:p text:style-name="P49"/>
      <text:p text:style-name="P49"/>
      <text:p text:style-name="P49"/>
      <text:p text:style-name="P4"><text:soft-page-break/></text:p>
      <text:p text:style-name="P4">Name : Darshit Thesiya</text:p>
      <text:p text:style-name="P4"/>
      <text:p text:style-name="P46"><text:span text:style-name="T18">Build Integrity In</text:span></text:p>
      <text:p text:style-name="P1"/>
      <text:p text:style-name="P14"/>
      <text:p text:style-name="P3">- In upcoming weeks, points to observe, improve <text:s/>and implement are :</text:p>
      <text:list xml:id="list5382853969673221459" text:style-name="L1">
        <text:list-item>
          <text:p text:style-name="P28">keeping track of data integrity by :</text:p>
          <text:p text:style-name="P28">- making sure software’s responsibility to limit access of data in system</text:p>
          <text:p text:style-name="P28">- making sure that software doesn’t violate its <text:s/><text:span text:style-name="T9">data </text:span>consistency constraints </text:p>
        </text:list-item>
        <text:list-item>
          <text:p text:style-name="P28">keeping track of <text:span text:style-name="T9">software</text:span> integrity by :</text:p>
          <text:p text:style-name="P28">- <text:span text:style-name="T9">measuring and improving its performance consistency and proper accessibility</text:span></text:p>
          <text:p text:style-name="P28">- <text:span text:style-name="T10">observing and improving performance parameters after integration of all modules withing pre-calculated limits</text:span></text:p>
        </text:list-item>
        <text:list-item>
          <text:p text:style-name="P28"><text:span text:style-name="T10">observe</text:span> <text:span text:style-name="T10">team</text:span> integrity by :</text:p>
          <text:p text:style-name="P28">- <text:span text:style-name="T10">observing ethical imperatives of team members and myself in project work, since that is one thing that matters <text:s/>and building a high-performance team demands for the same.</text:span></text:p>
        </text:list-item>
      </text:list>
      <text:p text:style-name="P3">- During last week, following points are noted from team efforts:</text:p>
      <text:list xml:id="list513592200337702602" text:style-name="L2">
        <text:list-item>
          <text:p text:style-name="P34">all team members were active and initiative <text:span text:style-name="T8">to decide communication tools, development methodology and general idea of what the project is going to be all about.</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36"/>
      <text:p text:style-name="P6">Name: Hiral Parikh</text:p>
      <text:p text:style-name="P35"/>
      <text:p text:style-name="P47"><text:span text:style-name="T18">Simplicity &amp; Eliminate Waste</text:span></text:p>
      <text:p text:style-name="P6"/>
      <text:list xml:id="list6460203851719640918" text:style-name="WWNum1">
        <text:list-item>
          <text:p text:style-name="P50"><text:span text:style-name="T11">Simplicity: <text:s/></text:span>XP values make team members stay on goal oriented track. When there are so many options or items, keeping things organized and simple to use and navigate becomes a task itself. <text:s/></text:p>
        </text:list-item>
      </text:list>
      <text:p text:style-name="P24"><text:line-break/>Agenda to follow pertaining to this point in the upcoming weeks:</text:p>
      <text:p text:style-name="P24">- following an approach where we build the basic solutions first and then add the functionality</text:p>
      <text:p text:style-name="P24">- <text:s/>to make sure deliverables are easy to understand <text:s/>and simple to navigate for user</text:p>
      <text:p text:style-name="P24">- to make sure there is no redundancy in work tasks and code</text:p>
      <text:p text:style-name="P24">- maintain documents to share and discuss that makes cooperation clear and up to date</text:p>
      <text:p text:style-name="P24"/>
      <text:p text:style-name="P24">Agenda followed during this week:<text:line-break/>- Designate a tool for one unique purpose. Eliminate the use of any unnecessary or redundant tool. <text:line-break/></text:p>
      <text:list xml:id="list161556128101185" text:continue-numbering="true" text:style-name="WWNum1">
        <text:list-item>
          <text:p text:style-name="P54"><text:span text:style-name="T11">Eliminate waste:<text:line-break/><text:line-break/></text:span>Agenda to follow pertaining to this point in the upcoming weeks:<text:line-break/>- To make sure that we are not adding a functionality or development agenda that is remotely related to the requirement<text:line-break/>- To make sure that we provide a reusable and robust approach in development as well as user interface</text:p>
        </text:list-item>
      </text:list>
      <text:p text:style-name="P25"/>
      <text:p text:style-name="P37"><text:line-break/></text:p>
      <text:p text:style-name="P37"/>
      <text:p text:style-name="P17"/>
      <text:p text:style-name="P18"/>
      <text:p text:style-name="P18"><text:soft-page-break/></text:p>
      <text:p text:style-name="P44">Name: <text:span text:style-name="T17">Shruti Padmanabhan</text:span></text:p>
      <text:p text:style-name="P44"/>
      <text:p text:style-name="P43"><text:span text:style-name="T19">See the Whole</text:span></text:p>
      <text:p text:style-name="P21"/>
      <text:p text:style-name="P38">Though week #1 was all about setting up the environment, we as a team gave it quite a bit of thought to ensure we set ourselves to succeed in the coming weeks.</text:p>
      <text:p text:style-name="P41"/>
      <text:p text:style-name="P38">Tasks accomplished this week:</text:p>
      <text:list xml:id="list161556097631420" text:continue-numbering="true" text:style-name="WWNum1">
        <text:list-item>
          <text:p text:style-name="P39">Extensively looked through all the CS unplugged site to come up with a topic that not only got us excited but was doable.</text:p>
        </text:list-item>
        <text:list-item>
          <text:p text:style-name="P39">While picking the topic, we also suggested games we could develop.</text:p>
        </text:list-item>
        <text:list-item>
          <text:p text:style-name="P39">Based on the project topic and multiple game options, we came up with a team name that could directly relate to what we plan to submit in the end</text:p>
        </text:list-item>
        <text:list-item>
          <text:p text:style-name="P39">Consolidated a spreadsheet to contain team member’s personal info and shared resources/ links to give each team member a holistic view of everything related to this project.</text:p>
        </text:list-item>
      </text:list>
      <text:p text:style-name="P41"/>
      <text:p text:style-name="P38">Going forward, we will ensure to:</text:p>
      <text:list xml:id="list4891405100560182376" text:style-name="WWNum2">
        <text:list-item>
          <text:p text:style-name="P40">Architect/ Design project before coding to take into consideration all the anomalies that might have missed during requirements.</text:p>
        </text:list-item>
        <text:list-item>
          <text:p text:style-name="P40">Reuse and recycle code wherever possible to maximize OOP </text:p>
        </text:list-item>
        <text:list-item>
          <text:p text:style-name="P40">Think of use cases/ test cases to validate functionality after development.</text:p>
        </text:list-item>
      </text:list>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9"><text:span text:style-name="T2">Name: </text:span><text:span text:style-name="T3">Varsha Kankariya</text:span></text:p>
      <text:p text:style-name="P42"/>
      <text:p text:style-name="P20"><text:span text:style-name="T18">Feedback</text:span></text:p>
      <text:p text:style-name="P8"/>
      <text:p text:style-name="P8">Week #1:</text:p>
      <text:list xml:id="list161556090793688" text:continue-list="list161556097631420" text:style-name="WWNum1">
        <text:list-item>
          <text:p text:style-name="P52">Initially, with the given tasks of the week, I observed team members about their reaction to someone’s opinion. It was all informal communication. I suggested that we take our important suggestions and the feedback on those to a more formal communication channel so that we have everything logged for future reference. This can help us logging the observed flaws and changes/improvements done to resolve them. The idea was welcomed by everyone in the team.</text:p>
        </text:list-item>
        <text:list-item>
          <text:p text:style-name="P52">Also motivated people to come up with their suggestions/opinions as soon as an idea is being suggested by someone so that if we have an idea we can improve on that and always have a working idea at any point of time.</text:p>
        </text:list-item>
        <text:list-item>
          <text:p text:style-name="P52">My agenda for the team would be to maintain a an effective and quick feedback loop.</text:p>
        </text:list-item>
        <text:list-item>
          <text:p text:style-name="P52">Also making sure that the integrated work is reviewed after short intervals to get the feedback on the changes/improvements` to be done.</text:p>
        </text:list-item>
        <text:list-item>
          <text:p text:style-name="P52">I have to work on getting members together more often and being vocal about their feedbacks. This may give a chance for the team members to understand their thinking and working style and have a positive and friendly working environment.</text:p>
        </text:list-item>
        <text:list-item>
          <text:p text:style-name="P52">Also, one positive thing about the team, members welcome others’ ideas positively and provide their opinions soon and in a positive way. They don’t demean or suppress anyone.</text:p>
        </text:list-item>
      </text:list>
      <text:p text:style-name="P16"/>
      <text:p text:style-name="P16"/>
      <text:p text:style-name="P16"/>
      <text:p text:style-name="P16"/>
      <text:p text:style-name="P16"/>
      <text:p text:style-name="P16"/>
      <text:p text:style-name="P8"/>
      <text:p text:style-name="P5"><text:soft-page-break/></text:p>
      <text:p text:style-name="P5">Name: Vikas Miyani</text:p>
      <text:p text:style-name="P5"/>
      <text:p text:style-name="P45"><text:span text:style-name="T18">Communication</text:span></text:p>
      <text:p text:style-name="P5"/>
      <text:p text:style-name="P5">Following points are observed during first week.</text:p>
      <text:list xml:id="list161555671855451" text:continue-numbering="true" text:style-name="WWNum1">
        <text:list-item>
          <text:p text:style-name="P51">All the team members sat together to decide backlog items and added them to Kanban board to manage work visually.</text:p>
        </text:list-item>
        <text:list-item>
          <text:p text:style-name="P51">Task were assigned to team members.</text:p>
        </text:list-item>
        <text:list-item>
          <text:p text:style-name="P51">Project group has been formed on social media to communicate with each other and<text:bookmark text:name="_GoBack"/> to share project related information so that everyone has been updated with all the planning and meeting schedules.</text:p>
        </text:list-item>
        <text:list-item>
          <text:p text:style-name="P51">Project team meeting was held for 1 hour on Wednesday to provide inputs on items which were in progress phase.</text:p>
        </text:list-item>
        <text:list-item>
          <text:p text:style-name="P51">Regular views were shared on task and also made comments on waffle board.</text:p>
        </text:list-item>
        <text:list-item>
          <text:p text:style-name="P51">Finished task were moved to done phase by getting feedback from all the team members.</text:p>
        </text:list-item>
      </text:list>
      <text:p text:style-name="P5">Planning to follow below points in upcoming weeks.</text:p>
      <text:list xml:id="list161556682552064" text:continue-list="list4891405100560182376" text:style-name="WWNum2">
        <text:list-item>
          <text:p text:style-name="P53">Regular face to face meeting will be held two times per week as per every team member’s availability and also try to connect with those who won’t be able to attend.</text:p>
        </text:list-item>
        <text:list-item>
          <text:p text:style-name="P53"><text:s/>Everyone will try to focus on backlog items which will be assigned as well as try to share views across the team.</text:p>
        </text:list-item>
        <text:list-item>
          <text:p text:style-name="P53">Regular update will be shared for every day’s task and next day’s work to be done.</text:p>
        </text:list-item>
        <text:list-item>
          <text:p text:style-name="P53">Urgent meeting can be held on google hangout or other video chat application to solve problems.</text:p>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yperLink" style:family="paragraph" style:parent-style-name="Table_20_Contents">
      <style:paragraph-properties fo:text-align="center" style:justify-single-word="false"/>
      <style:text-properties officeooo:rsid="001324b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23:14:22.650617603</meta:creation-date>
    <dc:date>2016-09-18T16:14:39.465729480</dc:date>
    <meta:editing-duration>PT1H9M32S</meta:editing-duration>
    <meta:editing-cycles>22</meta:editing-cycles>
    <meta:generator>LibreOffice/5.1.4.2$Linux_X86_64 LibreOffice_project/10m0$Build-2</meta:generator>
    <meta:document-statistic meta:table-count="0" meta:image-count="0" meta:object-count="0" meta:page-count="6" meta:paragraph-count="72" meta:word-count="1049" meta:character-count="6218" meta:non-whitespace-character-count="5252"/>
  </office:meta>
</office:document-meta>
</file>